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e" style:family="paragraph">
      <style:text-properties fo:font-size="16pt" style:font-size-asian="16pt" style:font-size-complex="16pt"/>
    </style:style>
    <style:style style:name="P3" style:parent-style-name="Normale" style:family="paragraph">
      <style:text-properties fo:font-size="16pt" style:font-size-asian="16pt" style:font-size-complex="16pt"/>
    </style:style>
    <style:style style:name="P4" style:parent-style-name="Normale" style:family="paragraph">
      <style:text-properties fo:font-size="16pt" style:font-size-asian="16pt" style:font-size-complex="16pt"/>
    </style:style>
    <style:style style:name="T5" style:parent-style-name="Collegamentoipertestuale" style:family="text">
      <style:text-properties fo:font-size="16pt" style:font-size-asian="16pt" style:font-size-complex="16pt"/>
    </style:style>
    <style:style style:name="T6" style:parent-style-name="Car.predefinitoparagrafo" style:family="text">
      <style:text-properties fo:font-size="16pt" style:font-size-asian="16pt" style:font-size-complex="16pt"/>
    </style:style>
    <style:style style:name="P7" style:parent-style-name="Paragrafoelenco" style:list-style-name="LFO1" style:family="paragraph">
      <style:text-properties fo:font-size="16pt" style:font-size-asian="16pt" style:font-size-complex="16pt"/>
    </style:style>
    <style:style style:name="P8" style:parent-style-name="Paragrafoelenco" style:list-style-name="LFO1" style:family="paragraph">
      <style:text-properties fo:font-size="16pt" style:font-size-asian="16pt" style:font-size-complex="16pt"/>
    </style:style>
    <style:style style:name="P9" style:parent-style-name="Paragrafoelenco" style:list-style-name="LFO1" style:family="paragraph">
      <style:text-properties fo:font-size="16pt" style:font-size-asian="16pt" style:font-size-complex="16pt"/>
    </style:style>
    <style:style style:name="P10" style:parent-style-name="Paragrafoelenco" style:family="paragraph">
      <style:text-properties fo:font-size="16pt" style:font-size-asian="16pt" style:font-size-complex="16pt"/>
    </style:style>
    <style:style style:name="P11" style:parent-style-name="Paragrafoelenco" style:family="paragraph">
      <style:text-properties fo:font-size="16pt" style:font-size-asian="16pt" style:font-size-complex="16pt"/>
    </style:style>
    <style:style style:name="P12" style:parent-style-name="Normale" style:family="paragraph">
      <style:text-properties fo:font-size="16pt" style:font-size-asian="16pt" style:font-size-complex="16pt"/>
    </style:style>
    <style:style style:name="T13" style:parent-style-name="Car.predefinitoparagrafo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Fossati Lorenzo <text:s text:c="9"/><text:s text:c="15"/>5AROB <text:s text:c="39"/>16/12/2019</text:p>
      <text:p text:style-name="P2"><text:tab/><text:tab/>Come installare Il Programma Tello video su Linux</text:p>
      <text:p text:style-name="P3"/>
      <text:p text:style-name="P4">-Prima di tutto bisogna scaricare il file zip Tello video che si trova qui:</text:p>
      <text:p text:style-name="Normale"><text:a xlink:href="https://github.com/dji-sdk/Tello-Python" office:target-frame-name="_top" xlink:show="replace"><text:span text:style-name="T5">https://github.com/dji-sdk/Tello-Python</text:span></text:a><text:span text:style-name="T6"><text:s/>per scaricarlo cliccare su clone download</text:span></text:p>
      <text:list text:style-name="LFO1" text:continue-numbering="true">
        <text:list-item>
          <text:p text:style-name="P7">Successivamente estrarre il file zip<text:s/></text:p>
        </text:list-item>
        <text:list-item>
          <text:p text:style-name="P8">Recarsi nella cartella denominata “Tello_Video” poi<text:s/>“Install” e infine<text:s/>selezioneremo il sistema operativo in questo caso “Linux”</text:p>
        </text:list-item>
        <text:list-item>
          <text:p text:style-name="P9">Arrivati qui aprire il terminale e inserire i seguenti comandi<text:s/></text:p>
        </text:list-item>
      </text:list>
      <text:p text:style-name="P10"><text:s text:c="5"/><text:tab/>-cmod +x linux_install.sh</text:p>
      <text:p text:style-name="P11"><text:tab/>-./linux_install.sh</text:p>
      <text:p text:style-name="P12"><text:s text:c="4"/><text:tab/>- <text:s text:c="2"/>A questo punto partirà l’installazione di tello video</text:p>
      <text:p text:style-name="Normale"><text:span text:style-name="T13"><text:tab/>- una volta terminata il programma è pronto all’us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fossati43@gmail.com</meta:initial-creator>
    <dc:creator>lorenzofossati43@gmail.com</dc:creator>
    <meta:creation-date>2019-12-15T18:20:00Z</meta:creation-date>
    <dc:date>2019-12-15T18:49:00Z</dc:date>
    <meta:template xlink:href="Normal" xlink:type="simple"/>
    <meta:editing-cycles>1</meta:editing-cycles>
    <meta:editing-duration>PT1320S</meta:editing-duration>
    <meta:document-statistic meta:page-count="1" meta:paragraph-count="1" meta:word-count="113" meta:character-count="762" meta:row-count="5" meta:non-whitespace-character-count="650"/>
  </office:meta>
</office:document-meta>
</file>